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1" style:parent-style-name="Graphics">
      <style:graphic-properties draw:fill="none" draw:stroke="non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3" style:parent-style-name="Graphics">
      <style:graphic-properties draw:fill="none" draw:stroke="none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5" style:parent-style-name="Graphics">
      <style:graphic-properties draw:fill="none" draw:stroke="none"/>
    </style:style>
  </office:automatic-styles>
  <office:body>
    <office:presentation>
      <draw:page draw:name="Slide1" draw:style-name="a380" draw:master-page-name="Master1-Layout1-title-Title-Slide" presentation:presentation-page-layout-name="Master1-PPL1" draw:id="Slide-256">
        <draw:frame draw:id="id63" draw:style-name="a381" draw:name="Picture 4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2" draw:style-name="a382" draw:master-page-name="Master1-Layout2-obj-Title-and-Content" presentation:presentation-page-layout-name="Master1-PPL2" draw:id="Slide-257">
        <draw:frame draw:id="id64" draw:style-name="a383" draw:name="Picture 4" svg:x="-0.04017in" svg:y="-0in" svg:width="13.37351in" svg:height="7.4775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3" draw:style-name="a384" draw:master-page-name="Master1-Layout2-obj-Title-and-Content" presentation:presentation-page-layout-name="Master1-PPL2" draw:id="Slide-258">
        <draw:frame draw:id="id65" draw:style-name="a385" draw:name="Picture 4" svg:x="0in" svg:y="-0.16667in" svg:width="13.33333in" svg:height="7.69649in" style:rel-width="scale" style:rel-height="scale">
          <draw:image xlink:href="media/image3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-</number:text>
      <number:month number:style="long"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Title-Slid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ck to edit Master title styl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ck to edit Master subtitle styl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le-and-Content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ck to edit Master title styl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Fifth le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Section-Header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ck to edit Master title styl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ck to edit Master text styles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Two-Content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ck to edit Master title styl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Fifth le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ck to edit Master title styl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ck to edit Master text styles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ck to edit Master text styles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cond le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hird le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Fifth le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le-Only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Blank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ck to edit Master title styl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ck to edit Master text styles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cond le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hird le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Fifth le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ck to edit Master text styles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ck to edit Master title style</text:span><text:span text:style-name="a290" text:class-names=""/></text:p>
        </draw:text-box>
        <svg:title/>
        <svg:desc/>
      </draw:frame>
      <draw:frame draw:id="id48" presentation:style-name="a295" draw:name="Picture Placeholder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Text Placeholder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ck to edit Master text styles</text:span></text:p>
            </text:list-item>
          </text:list>
        </draw:text-box>
        <svg:title/>
        <svg:desc/>
      </draw:frame>
      <draw:frame draw:id="id50" presentation:style-name="a304" draw:name="Date Placeholder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title/>
        <svg:desc/>
      </draw:frame>
      <draw:frame draw:id="id51" presentation:style-name="a307" draw:name="Footer Placeholder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Slide Number Placeholder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12">
      <draw:frame draw:id="id53" presentation:style-name="a316" draw:name="Title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ck to edit Master title style</text:span><text:span text:style-name="a314" text:class-names=""/></text:p>
        </draw:text-box>
        <svg:title/>
        <svg:desc/>
      </draw:frame>
      <draw:frame draw:id="id54" presentation:style-name="a333" draw:name="Vertical Text Placeholder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ck to edit Master text styles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cond le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hird le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Fifth le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Date Placeholder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title/>
        <svg:desc/>
      </draw:frame>
      <draw:frame draw:id="id56" presentation:style-name="a341" draw:name="Footer Placeholder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Slide Number Placeholder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46">
      <draw:frame draw:id="id58" presentation:style-name="a350" draw:name="Vertical Title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ck to edit Master title style</text:span><text:span text:style-name="a348" text:class-names=""/></text:p>
        </draw:text-box>
        <svg:title/>
        <svg:desc/>
      </draw:frame>
      <draw:frame draw:id="id59" presentation:style-name="a367" draw:name="Vertical Text Placeholder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ck to edit Master text styles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cond le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hird le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Fifth le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Date Placeholder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title/>
        <svg:desc/>
      </draw:frame>
      <draw:frame draw:id="id61" presentation:style-name="a375" draw:name="Footer Placeholder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Slide Number Placeholder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Abhishek Armaiya</meta:initial-creator>
    <dc:creator>Abhishek Armaiya</dc:creator>
    <meta:creation-date>2025-04-14T14:18:48Z</meta:creation-date>
    <dc:date>2025-04-14T14:22:26Z</dc:date>
    <meta:editing-cycles>1</meta:editing-cycles>
    <meta:editing-duration>PT217S</meta:editing-duration>
    <meta:document-statistic meta:paragraph-count="0" meta:word-count="0"/>
  </office:meta>
</office:document-meta>
</file>